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311cm" style:rel-column-width="1310*"/>
    </style:style>
    <style:style style:name="Tabela9.B" style:family="table-column">
      <style:table-column-properties style:column-width="2.54cm" style:rel-column-width="1440*"/>
    </style:style>
    <style:style style:name="Tabela9.C" style:family="table-column">
      <style:table-column-properties style:column-width="3.949cm" style:rel-column-width="2239*"/>
    </style:style>
    <style:style style:name="Tabela9.D" style:family="table-column">
      <style:table-column-properties style:column-width="2.702cm" style:rel-column-width="1532*"/>
    </style:style>
    <style:style style:name="Tabela9.E" style:family="table-column">
      <style:table-column-properties style:column-width="3.286cm" style:rel-column-width="1863*"/>
    </style:style>
    <style:style style:name="Tabela9.F" style:family="table-column">
      <style:table-column-properties style:column-width="2.212cm" style:rel-column-width="1254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498cm" style:rel-column-width="4818*"/>
    </style:style>
    <style:style style:name="Tabela10.B" style:family="table-column">
      <style:table-column-properties style:column-width="8.502cm" style:rel-column-width="4820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8.8cm" fo:margin-left="-0.663cm" table:align="left"/>
    </style:style>
    <style:style style:name="Tabela12.A" style:family="table-column">
      <style:table-column-properties style:column-width="2.088cm"/>
    </style:style>
    <style:style style:name="Tabela12.B" style:family="table-column">
      <style:table-column-properties style:column-width="3.9cm"/>
    </style:style>
    <style:style style:name="Tabela12.C" style:family="table-column">
      <style:table-column-properties style:column-width="2.2cm"/>
    </style:style>
    <style:style style:name="Tabela12.D" style:family="table-column">
      <style:table-column-properties style:column-width="3.983cm"/>
    </style:style>
    <style:style style:name="Tabela12.E" style:family="table-column">
      <style:table-column-properties style:column-width="4.819cm"/>
    </style:style>
    <style:style style:name="Tabela12.F" style:family="table-column">
      <style:table-column-properties style:column-width="1.81cm"/>
    </style:style>
    <style:style style:name="Tabela12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18a663" officeooo:paragraph-rsid="0018a663"/>
    </style:style>
    <style:style style:name="P2" style:family="paragraph" style:parent-style-name="Table_20_Contents">
      <style:paragraph-properties fo:text-align="justify" style:justify-single-word="false"/>
      <style:text-properties style:font-name="Arial" officeooo:rsid="0018a663" officeooo:paragraph-rsid="0018a663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8a663" officeooo:paragraph-rsid="0018a663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8a663" officeooo:paragraph-rsid="0018a663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8a663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8a663" style:font-size-asian="10.5pt" style:font-style-asian="normal" style:font-size-complex="12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a663" officeooo:paragraph-rsid="0018a663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2pt" officeooo:rsid="0018a663" officeooo:paragraph-rsid="0018a663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Arial"/>
    </style:style>
    <style:style style:name="P10" style:family="paragraph" style:parent-style-name="Table_20_Contents">
      <style:paragraph-properties fo:text-align="justify" style:justify-single-word="false"/>
      <style:text-properties style:font-name="Arial" officeooo:paragraph-rsid="0018a663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8a663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8a663" officeooo:paragraph-rsid="0018a66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normal" officeooo:rsid="0018a663" officeooo:paragraph-rsid="001979fc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style="italic" fo:font-weight="normal" officeooo:rsid="0018a663" officeooo:paragraph-rsid="0018a663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979f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italic" officeooo:rsid="001979fc" officeooo:paragraph-rsid="001979f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8a663" officeooo:paragraph-rsid="0018a66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979fc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8a663" officeooo:paragraph-rsid="001979fc"/>
    </style:style>
    <style:style style:name="P21" style:family="paragraph" style:parent-style-name="Standard">
      <style:paragraph-properties fo:text-align="center" style:justify-single-word="false"/>
      <style:text-properties style:font-name="Arial" officeooo:rsid="0018a663" officeooo:paragraph-rsid="001979fc"/>
    </style:style>
    <style:style style:name="P22" style:family="paragraph" style:parent-style-name="Standard">
      <style:paragraph-properties fo:text-align="justify" style:justify-single-word="false"/>
      <style:text-properties officeooo:paragraph-rsid="001979fc"/>
    </style:style>
    <style:style style:name="P23" style:family="paragraph" style:parent-style-name="Table_20_Contents" style:list-style-name="L1">
      <style:paragraph-properties fo:text-align="justify" style:justify-single-word="false"/>
      <style:text-properties style:font-name="Arial" officeooo:rsid="0018a663" officeooo:paragraph-rsid="0018a663"/>
    </style:style>
    <style:style style:name="P24" style:family="paragraph" style:parent-style-name="Table_20_Contents">
      <style:paragraph-properties fo:text-align="justify" style:justify-single-word="false"/>
      <style:text-properties style:font-name="Arial" officeooo:rsid="0018a663" officeooo:paragraph-rsid="0018a663"/>
    </style:style>
    <style:style style:name="P25" style:family="paragraph" style:parent-style-name="Table_20_Contents" style:list-style-name="L2">
      <style:paragraph-properties fo:text-align="justify" style:justify-single-word="false"/>
      <style:text-properties style:font-name="Arial" officeooo:rsid="0018a663" officeooo:paragraph-rsid="0018a663"/>
    </style:style>
    <style:style style:name="P26" style:family="paragraph" style:parent-style-name="Table_20_Contents">
      <style:paragraph-properties fo:text-align="justify" style:justify-single-word="false"/>
      <style:text-properties style:font-name="Arial" officeooo:rsid="0018a663" officeooo:paragraph-rsid="001979fc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979f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Arial" officeooo:paragraph-rsid="0018a663"/>
    </style:style>
    <style:style style:name="P30" style:family="paragraph" style:parent-style-name="Table_20_Contents">
      <style:paragraph-properties fo:text-align="justify" style:justify-single-word="false"/>
      <style:text-properties style:font-name="Arial" officeooo:paragraph-rsid="001979fc"/>
    </style:style>
    <style:style style:name="P31" style:family="paragraph" style:parent-style-name="Table_20_Contents">
      <style:paragraph-properties fo:text-align="justify" style:justify-single-word="false"/>
      <style:text-properties style:font-name="Arial" officeooo:rsid="001979fc" officeooo:paragraph-rsid="001979fc"/>
    </style:style>
    <style:style style:name="P32" style:family="paragraph" style:parent-style-name="Table_20_Contents" style:list-style-name="L3">
      <style:paragraph-properties fo:text-align="justify" style:justify-single-word="false"/>
      <style:text-properties style:font-name="Arial" officeooo:rsid="001979fc" officeooo:paragraph-rsid="001979fc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1979fc" officeooo:paragraph-rsid="001979fc"/>
    </style:style>
    <style:style style:name="T1" style:family="text">
      <style:text-properties officeooo:rsid="0018a663"/>
    </style:style>
    <style:style style:name="T2" style:family="text">
      <style:text-properties style:font-name="Arial" officeooo:rsid="0018a663"/>
    </style:style>
    <style:style style:name="T3" style:family="text">
      <style:text-properties style:font-name="Arial" fo:font-weight="bold" officeooo:rsid="001979fc" style:font-weight-asian="bold" style:font-weight-complex="bold"/>
    </style:style>
    <style:style style:name="T4" style:family="text">
      <style:text-properties style:font-name="Arial" fo:font-weight="bold" officeooo:rsid="0018a663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9fc" style:font-weight-asian="bold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1979fc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1979fc" style:font-size-asian="8.75pt" style:font-style-asian="italic" style:font-size-complex="10pt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79fc" style:font-weight-asian="normal" style:font-weight-complex="normal"/>
    </style:style>
    <style:style style:name="T12" style:family="text">
      <style:text-properties officeooo:rsid="001979fc"/>
    </style:style>
    <style:style style:name="T13" style:family="text">
      <style:text-properties fo:font-size="12pt" fo:font-style="normal" officeooo:rsid="001979fc" style:font-size-asian="10.5pt" style:font-style-asian="normal" style:font-size-complex="12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Administrador deve ter acesso a todos os requisitos.</text:p>
      <text:p text:style-name="P1"/>
      <text:p text:style-name="P1">[RFS01] Cadastrar Cliente</text:p>
      <text:p text:style-name="P1"/>
      <text:p text:style-name="P1"><text:span text:style-name="T5">Atores</text:span>: Atendentes e Clientes *</text:p>
      <text:p text:style-name="P1"/>
      <text:p text:style-name="P1">O sistema permitirá ao atendente cadastrar novos clientes no sistema para que possam realizar pedidos posteriormente. O próprio cliente poderá se cadastrar sozinho. Devem ser preenchidos os seguintes atributos <text:span text:style-name="T5">obrigatoriamente</text:span>:</text:p>
      <text:p text:style-name="P3"/>
      <text:p text:style-name="P5">Tabela 0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Atributos</text:p>
          </table:table-cell>
          <table:table-cell table:style-name="Tabela1.A1" office:value-type="string">
            <text:p text:style-name="P11">Descrição</text:p>
          </table:table-cell>
        </table:table-row>
        <table:table-row>
          <table:table-cell table:style-name="Tabela1.A1" office:value-type="string">
            <text:p text:style-name="P2">Nome</text:p>
          </table:table-cell>
          <table:table-cell table:style-name="Tabela1.A1" office:value-type="string">
            <text:p text:style-name="P2">Campo de texto de até 32 caracteres.</text:p>
          </table:table-cell>
        </table:table-row>
        <table:table-row>
          <table:table-cell table:style-name="Tabela1.A1" office:value-type="string">
            <text:p text:style-name="P2">CPF</text:p>
          </table:table-cell>
          <table:table-cell table:style-name="Tabela1.A1" office:value-type="string">
            <text:p text:style-name="P10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10"><text:s/><text:span text:style-name="T1">Será utilizado como identificador único em funcionalidades subsequentes.</text:span></text:p>
          </table:table-cell>
        </table:table-row>
        <table:table-row>
          <table:table-cell table:style-name="Tabela1.A1" office:value-type="string">
            <text:p text:style-name="P2">Endereço</text:p>
          </table:table-cell>
          <table:table-cell table:style-name="Tabela1.A1" office:value-type="string">
            <text:p text:style-name="P2">Campo de texto de até 64 caracteres.</text:p>
          </table:table-cell>
        </table:table-row>
        <table:table-row>
          <table:table-cell table:style-name="Tabela1.A1" office:value-type="string">
            <text:p text:style-name="P2">Gênero</text:p>
          </table:table-cell>
          <table:table-cell table:style-name="Tabela1.A1" office:value-type="string">
            <text:p text:style-name="P2">Campo de escolha fechada com as seguintes opções:</text:p>
            <text:list text:style-name="L1">
              <text:list-item>
                <text:p text:style-name="P23">Masculino;</text:p>
              </text:list-item>
              <text:list-item>
                <text:p text:style-name="P23">Feminino;</text:p>
              </text:list-item>
              <text:list-item>
                <text:p text:style-name="P23">Outros.</text:p>
              </text:list-item>
            </text:list>
          </table:table-cell>
        </table:table-row>
        <table:table-row>
          <table:table-cell table:style-name="Tabela1.A1" office:value-type="string">
            <text:p text:style-name="P2">Telefone</text:p>
          </table:table-cell>
          <table:table-cell table:style-name="Tabela1.A1" office:value-type="string">
            <text:p text:style-name="P2">Campo de texto numérico de 11 dígitos. Deve haver um exemplo do formato (00 0 0000 0000) para guiar o usuário.</text:p>
          </table:table-cell>
        </table:table-row>
        <table:table-row>
          <table:table-cell table:style-name="Tabela1.A1" office:value-type="string">
            <text:p text:style-name="P2">E-mail</text:p>
          </table:table-cell>
          <table:table-cell table:style-name="Tabela1.A1" office:value-type="string">
            <text:p text:style-name="P2">Campo de texto com máximo de 50 caracteres.</text:p>
          </table:table-cell>
        </table:table-row>
      </table:table>
      <text:p text:style-name="P1">O sistema deve salvar o ano de cadastro do cliente.</text:p>
      <text:p text:style-name="P1"/>
      <text:p text:style-name="P1"/>
      <text:p text:style-name="P1"><text:span text:style-name="T5">Prioridade</text:span>: [X]Essencial<text:tab/><text:tab/><text:tab/>[ ]Importante<text:tab/><text:tab/><text:tab/><text:tab/>[ ]Desejável</text:p>
      <text:p text:style-name="P1"/>
      <text:p text:style-name="P1"/>
      <text:p text:style-name="P1">[RFS02] Buscar Cliente</text:p>
      <text:p text:style-name="P1"/>
      <text:p text:style-name="P1"><text:span text:style-name="T5">Atores</text:span>: Atendentes *</text:p>
      <text:p text:style-name="P1"/>
      <text:p text:style-name="P1">O sistema permitirá ao atendente buscar clientes específicos ou por grupos a partir dos seguintes filtros aplicados:</text:p>
      <text:p text:style-name="P1"/>
      <text:p text:style-name="P5">Tabela 02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Filtro</text:p>
          </table:table-cell>
          <table:table-cell table:style-name="Tabela2.A1" office:value-type="string">
            <text:p text:style-name="P11">Descrição</text:p>
          </table:table-cell>
        </table:table-row>
        <table:table-row>
          <table:table-cell table:style-name="Tabela2.A1" office:value-type="string">
            <text:p text:style-name="P2">CPF</text:p>
          </table:table-cell>
          <table:table-cell table:style-name="Tabela2.A1" office:value-type="string">
            <text:p text:style-name="P2">Atuará como identificador único caso a busca seja a um cliente específico.</text:p>
          </table:table-cell>
        </table:table-row>
        <table:table-row>
          <table:table-cell table:style-name="Tabela2.A1" office:value-type="string">
            <text:p text:style-name="P2">Gênero</text:p>
          </table:table-cell>
          <table:table-cell table:style-name="Tabela2.A1" office:value-type="string">
            <text:p text:style-name="P2">Campo de escolha fechada com as seguintes opções:</text:p>
            <text:list text:continue-numbering="true" text:style-name="L1">
              <text:list-item>
                <text:p text:style-name="P23">Masculino;</text:p>
              </text:list-item>
              <text:list-item>
                <text:p text:style-name="P23">Feminino;</text:p>
              </text:list-item>
              <text:list-item>
                <text:p text:style-name="P23">Outros.</text:p>
              </text:list-item>
            </text:list>
          </table:table-cell>
        </table:table-row>
        <table:table-row>
          <table:table-cell table:style-name="Tabela2.A1" office:value-type="string">
            <text:p text:style-name="P2">Ano de cadastro</text:p>
          </table:table-cell>
          <table:table-cell table:style-name="Tabela2.A1" office:value-type="string">
            <text:p text:style-name="P2">Campo numérico</text:p>
          </table:table-cell>
        </table:table-row>
      </table:table>
      <text:p text:style-name="P1"><text:soft-page-break/>Caso nenhum filtro seja aplicado, deverá ser apresentada uma lista com todos os clientes cadastrados.</text:p>
      <text:p text:style-name="P1"/>
      <text:p text:style-name="P1">O resultado da busca deve ser bem como a seguinte:</text:p>
      <text:p text:style-name="P1"/>
      <text:p text:style-name="P5">Tabela 03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11">Nome</text:p>
          </table:table-cell>
          <table:table-cell table:style-name="Tabela3.A1" office:value-type="string">
            <text:p text:style-name="P11">CPF</text:p>
          </table:table-cell>
          <table:table-cell table:style-name="Tabela3.A1" office:value-type="string">
            <text:p text:style-name="P11">Gênero</text:p>
          </table:table-cell>
          <table:table-cell table:style-name="Tabela3.A1" office:value-type="string">
            <text:p text:style-name="P11">Ano de cadastro</text:p>
          </table:table-cell>
          <table:table-cell table:style-name="Tabela3.A1" office:value-type="string">
            <text:p text:style-name="P11">Ações</text:p>
          </table:table-cell>
        </table:table-row>
        <table:table-row>
          <table:table-cell table:style-name="Tabela3.A1" office:value-type="string">
            <text:p text:style-name="P2">Fulano de Tal</text:p>
          </table:table-cell>
          <table:table-cell table:style-name="Tabela3.A1" office:value-type="string">
            <text:p text:style-name="P2">12345678901</text:p>
          </table:table-cell>
          <table:table-cell table:style-name="Tabela3.A1" office:value-type="string">
            <text:p text:style-name="P2">Masculino</text:p>
          </table:table-cell>
          <table:table-cell table:style-name="Tabela3.A1" office:value-type="string">
            <text:p text:style-name="P4">2024</text:p>
          </table:table-cell>
          <table:table-cell table:style-name="Tabela3.A1" office:value-type="string">
            <text:p text:style-name="P4">Editar/Excluir</text:p>
          </table:table-cell>
        </table:table-row>
        <table:table-row>
          <table:table-cell table:style-name="Tabela3.A1" office:value-type="string">
            <text:p text:style-name="P2">Ciclana</text:p>
          </table:table-cell>
          <table:table-cell table:style-name="Tabela3.A1" office:value-type="string">
            <text:p text:style-name="P2">10987654321</text:p>
          </table:table-cell>
          <table:table-cell table:style-name="Tabela3.A1" office:value-type="string">
            <text:p text:style-name="P2">Feminino</text:p>
          </table:table-cell>
          <table:table-cell table:style-name="Tabela3.A1" office:value-type="string">
            <text:p text:style-name="P4">2022</text:p>
          </table:table-cell>
          <table:table-cell table:style-name="Tabela3.A1" office:value-type="string">
            <text:p text:style-name="P4">Editar/Excluir</text:p>
          </table:table-cell>
        </table:table-row>
        <table:table-row>
          <table:table-cell table:style-name="Tabela3.A1" office:value-type="string">
            <text:p text:style-name="P9">...</text:p>
          </table:table-cell>
          <table:table-cell table:style-name="Tabela3.A1" office:value-type="string">
            <text:p text:style-name="P9">...</text:p>
          </table:table-cell>
          <table:table-cell table:style-name="Tabela3.A1" office:value-type="string">
            <text:p text:style-name="P9">...</text:p>
          </table:table-cell>
          <table:table-cell table:style-name="Tabela3.A1" office:value-type="string">
            <text:p text:style-name="P9">...</text:p>
          </table:table-cell>
          <table:table-cell table:style-name="Tabela3.A1" office:value-type="string">
            <text:p text:style-name="P9">...</text:p>
          </table:table-cell>
        </table:table-row>
      </table:table>
      <text:p text:style-name="P1">Caso a busca resulte em mais de um cliente, a exibição deverá ser ordenada do cadastro mais recente ao mais antigo.</text:p>
      <text:p text:style-name="P1"/>
      <text:p text:style-name="P1"><text:span text:style-name="T5">Prioridade</text:span>: [X]Essencial<text:tab/><text:tab/><text:tab/>[ ]Importante<text:tab/><text:tab/><text:tab/><text:tab/>[ ]Desejável</text:p>
      <text:p text:style-name="P1"/>
      <text:p text:style-name="P1"/>
      <text:p text:style-name="P1">[RFS03] Editar Cliente</text:p>
      <text:p text:style-name="P1"/>
      <text:p text:style-name="P1"><text:span text:style-name="T5">Atores</text:span>: Atendentes *</text:p>
      <text:p text:style-name="P1"/>
      <text:p text:style-name="P1">Permitir que os autores editem todas os atributos previamente cadastrados na <text:span text:style-name="T7">Tabela 01.</text:span></text:p>
      <text:p text:style-name="P6">Todas as validações aplicadas na hora do cadastro do cliente deverão ser mantidas nessa etapa.</text:p>
      <text:p text:style-name="P6"/>
      <text:p text:style-name="P1"><text:span text:style-name="T5">Prioridade</text:span>: [X]Essencial<text:tab/><text:tab/><text:tab/>[ ]Importante<text:tab/><text:tab/><text:tab/><text:tab/>[ ]Desejável</text:p>
      <text:p text:style-name="P1"/>
      <text:p text:style-name="P1"/>
      <text:p text:style-name="P1">[RFS04] Excluir Cliente</text:p>
      <text:p text:style-name="P1"/>
      <text:p text:style-name="P1"><text:span text:style-name="T5">Atores</text:span>: Atendentes *</text:p>
      <text:p text:style-name="P1"/>
      <text:p text:style-name="P1">Permitir aos atores a remoção de clientes do sistema.</text:p>
      <text:p text:style-name="P1">O ator apenas está permitido a deletar um cliente caso não haja nenhum pedido do cliente em andamento.</text:p>
      <text:p text:style-name="P1"/>
      <text:p text:style-name="P1"><text:span text:style-name="T5">Prioridade</text:span>: [X]Essencial<text:tab/><text:tab/><text:tab/>[ ]Importante<text:tab/><text:tab/><text:tab/><text:tab/>[ ]Desejável</text:p>
      <text:p text:style-name="P1"/>
      <text:p text:style-name="P19">====================================================================</text:p>
      <text:p text:style-name="P1"/>
      <text:p text:style-name="P1">[RFS0<text:span text:style-name="T12">5</text:span>] Inserir Feedback </text:p>
      <text:p text:style-name="P1"/>
      <text:p text:style-name="P1"><text:span text:style-name="T5">Atores</text:span>: Clientes </text:p>
      <text:p text:style-name="P1"/>
      <text:p text:style-name="P1">Possibilitará aos clientes com cadastro no sistema deixarem seus feedbacks sobre sua experiência na pizzaria. Todos os campos da tabela abaixo devem ser preenchidos <text:span text:style-name="T5">obrigatoriamente </text:span><text:span text:style-name="T10">para que o feedback seja enviado.</text:span></text:p>
      <text:p text:style-name="P12"/>
      <text:p text:style-name="P14">Tabela 04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>Campo</text:p>
          </table:table-cell>
          <table:table-cell table:style-name="Tabela4.A1" office:value-type="string">
            <text:p text:style-name="P7">Descrição</text:p>
          </table:table-cell>
        </table:table-row>
        <table:table-row>
          <table:table-cell table:style-name="Tabela4.A1" office:value-type="string">
            <text:p text:style-name="P8">Nome</text:p>
          </table:table-cell>
          <table:table-cell table:style-name="Tabela4.A1" office:value-type="string">
            <text:p text:style-name="P8">Campo de texto de 32 caracteres.</text:p>
          </table:table-cell>
        </table:table-row>
        <table:table-row>
          <table:table-cell table:style-name="Tabela4.A1" office:value-type="string">
            <text:p text:style-name="P8">Data do feedback</text:p>
          </table:table-cell>
          <table:table-cell table:style-name="Tabela4.A1" office:value-type="string">
            <text:p text:style-name="P8">Data referente ao dia do envio do feedback. Apenas deve ser apresentada ao cliente porém sem possibilidade de alteração.</text:p>
          </table:table-cell>
        </table:table-row>
        <text:soft-page-break/>
        <table:table-row>
          <table:table-cell table:style-name="Tabela4.A1" office:value-type="string">
            <text:p text:style-name="P8">Nota</text:p>
          </table:table-cell>
          <table:table-cell table:style-name="Tabela4.A1" office:value-type="string">
            <text:p text:style-name="P8">Campo de escolha fechada com valores de 1 a 5.</text:p>
          </table:table-cell>
        </table:table-row>
        <table:table-row>
          <table:table-cell table:style-name="Tabela4.A1" office:value-type="string">
            <text:p text:style-name="P8">Comentário</text:p>
          </table:table-cell>
          <table:table-cell table:style-name="Tabela4.A1" office:value-type="string">
            <text:p text:style-name="P8">Campo de texto.</text:p>
          </table:table-cell>
        </table:table-row>
      </table:table>
      <text:p text:style-name="P17">O feedback será enviado aos administradores e atendentes e não poderá ser editado nem excluído por nenhum dos usuários.</text:p>
      <text:p text:style-name="P17"/>
      <text:p text:style-name="P1">[RFS0<text:span text:style-name="T12">6</text:span>] Consultar Feedbacks</text:p>
      <text:p text:style-name="P1"/>
      <text:p text:style-name="P1"><text:span text:style-name="T5">Atores</text:span><text:span text:style-name="T10">: Atendentes *</text:span></text:p>
      <text:p text:style-name="P12"/>
      <text:p text:style-name="P1">O sistema permitirá aos usuários a consulta aos feedbacks de clientes específicos, feedbacks de um mesmo dia e/ou ordenar a visualização das avaliações a partir do preenchimento dos filtros abaixo:</text:p>
      <text:p text:style-name="P1"/>
      <text:p text:style-name="P5">Tabela 05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Filtro</text:p>
          </table:table-cell>
          <table:table-cell table:style-name="Tabela5.A1" office:value-type="string">
            <text:p text:style-name="P11">Descrição</text:p>
          </table:table-cell>
        </table:table-row>
        <table:table-row>
          <table:table-cell table:style-name="Tabela5.A1" office:value-type="string">
            <text:p text:style-name="P2">Nome do cliente</text:p>
          </table:table-cell>
          <table:table-cell table:style-name="Tabela5.A1" office:value-type="string">
            <text:p text:style-name="P2">Campo de texto.</text:p>
          </table:table-cell>
        </table:table-row>
        <table:table-row>
          <table:table-cell table:style-name="Tabela5.A1" office:value-type="string">
            <text:p text:style-name="P2">Data do feedback</text:p>
          </table:table-cell>
          <table:table-cell table:style-name="Tabela5.A1" office:value-type="string">
            <text:p text:style-name="P2">Campo no formato de calendário (dd/mm/aaaa)</text:p>
          </table:table-cell>
        </table:table-row>
        <table:table-row>
          <table:table-cell table:style-name="Tabela5.A1" office:value-type="string">
            <text:p text:style-name="P2">Ordenação</text:p>
          </table:table-cell>
          <table:table-cell table:style-name="Tabela5.A1" office:value-type="string">
            <text:p text:style-name="P2">Campo de escolha fechada com as seguintes opções:</text:p>
            <text:list text:style-name="L2">
              <text:list-item>
                <text:p text:style-name="P25">Data – Mais antiga(default);</text:p>
              </text:list-item>
              <text:list-item>
                <text:p text:style-name="P25">Data – Mais recente;</text:p>
              </text:list-item>
              <text:list-item>
                <text:p text:style-name="P25">Nome do cliente A – Z;</text:p>
              </text:list-item>
              <text:list-item>
                <text:p text:style-name="P25">Nome do cliente Z – A.</text:p>
              </text:list-item>
            </text:list>
          </table:table-cell>
        </table:table-row>
      </table:table>
      <text:p text:style-name="P12">Caso nenhum filtro seja aplicado, todos os feedbacks serão apresentados.</text:p>
      <text:p text:style-name="P12"/>
      <text:p text:style-name="P12">A visualização deverá ocorrer da seguinte forma:</text:p>
      <text:p text:style-name="P12"/>
      <text:p text:style-name="P15">Tabela 0<text:span text:style-name="T12">6</text:span></text:p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11">Nome</text:p>
          </table:table-cell>
          <table:table-cell table:style-name="Tabela6.A1" office:value-type="string">
            <text:p text:style-name="P11">Data</text:p>
          </table:table-cell>
          <table:table-cell table:style-name="Tabela6.A1" office:value-type="string">
            <text:p text:style-name="P11">Avaliação</text:p>
          </table:table-cell>
          <table:table-cell table:style-name="Tabela6.A1" office:value-type="string">
            <text:p text:style-name="P11">Comentário</text:p>
          </table:table-cell>
        </table:table-row>
        <table:table-row>
          <table:table-cell table:style-name="Tabela6.A1" office:value-type="string">
            <text:p text:style-name="P2">Beltrano</text:p>
          </table:table-cell>
          <table:table-cell table:style-name="Tabela6.A1" office:value-type="string">
            <text:p text:style-name="P2">01/01/2024</text:p>
          </table:table-cell>
          <table:table-cell table:style-name="Tabela6.A1" office:value-type="string">
            <text:p text:style-name="P4">5</text:p>
          </table:table-cell>
          <table:table-cell table:style-name="Tabela6.A1" office:value-type="string">
            <text:p text:style-name="P2">Muito saborosa!!</text:p>
          </table:table-cell>
        </table:table-row>
        <table:table-row>
          <table:table-cell table:style-name="Tabela6.A1" office:value-type="string">
            <text:p text:style-name="P2">Fulana</text:p>
          </table:table-cell>
          <table:table-cell table:style-name="Tabela6.A1" office:value-type="string">
            <text:p text:style-name="P2">29/12/2023</text:p>
          </table:table-cell>
          <table:table-cell table:style-name="Tabela6.A1" office:value-type="string">
            <text:p text:style-name="P4">3</text:p>
          </table:table-cell>
          <table:table-cell table:style-name="Tabela6.A1" office:value-type="string">
            <text:p text:style-name="P2">Demorou muito</text:p>
          </table:table-cell>
        </table:table-row>
        <table:table-row>
          <table:table-cell table:style-name="Tabela6.A1" office:value-type="string">
            <text:p text:style-name="P9">...</text:p>
          </table:table-cell>
          <table:table-cell table:style-name="Tabela6.A1" office:value-type="string">
            <text:p text:style-name="P9">...</text:p>
          </table:table-cell>
          <table:table-cell table:style-name="Tabela6.A1" office:value-type="string">
            <text:p text:style-name="P9">...</text:p>
          </table:table-cell>
          <table:table-cell table:style-name="Tabela6.A1" office:value-type="string">
            <text:p text:style-name="P9">...</text:p>
          </table:table-cell>
        </table:table-row>
      </table:table>
      <text:p text:style-name="P12"/>
      <text:p text:style-name="P19">====================================================================</text:p>
      <text:p text:style-name="P19"/>
      <text:p text:style-name="P20">[RFS0<text:span text:style-name="T12">7</text:span>] C<text:span text:style-name="T12">riar Pedido</text:span></text:p>
      <text:p text:style-name="P20"/>
      <text:p text:style-name="P20"><text:span text:style-name="T5">Atores</text:span>: Atendentes e Clientes *</text:p>
      <text:p text:style-name="P20"/>
      <text:p text:style-name="P20">O sistema permitirá ao atendente <text:span text:style-name="T12">criar pedidos quando o cliente estiver no salão</text:span>. O próprio cliente poderá <text:span text:style-name="T12">realizar um pedido de forma online</text:span>. Devem ser preenchidos os seguintes atributos::</text:p>
      <text:p text:style-name="P16">Preenchimento obrigatório**</text:p>
      <text:p text:style-name="P21"/>
      <text:p text:style-name="P15">Tabela 0<text:span text:style-name="T12">7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7">Atributos</text:p>
          </table:table-cell>
          <table:table-cell table:style-name="Tabela7.A1" office:value-type="string">
            <text:p text:style-name="P27">Descrição</text:p>
          </table:table-cell>
        </table:table-row>
        <table:table-row>
          <table:table-cell table:style-name="Tabela7.A1" office:value-type="string">
            <text:p text:style-name="P26">Nome<text:span text:style-name="T12">**</text:span></text:p>
          </table:table-cell>
          <table:table-cell table:style-name="Tabela7.A1" office:value-type="string">
            <text:p text:style-name="P26">Campo de texto de até 32 caracteres.</text:p>
          </table:table-cell>
        </table:table-row>
        <table:table-row>
          <table:table-cell table:style-name="Tabela7.A1" office:value-type="string">
            <text:p text:style-name="P26">CPF<text:span text:style-name="T12">**</text:span></text:p>
          </table:table-cell>
          <table:table-cell table:style-name="Tabela7.A1" office:value-type="string">
            <text:p text:style-name="P30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30"><text:soft-page-break/><text:s/><text:span text:style-name="T1">Será utilizado como identificador único em funcionalidades subsequentes.</text:span></text:p>
          </table:table-cell>
        </table:table-row>
        <table:table-row>
          <table:table-cell table:style-name="Tabela7.A1" office:value-type="string">
            <text:p text:style-name="P26">Endereço<text:span text:style-name="T12">**</text:span></text:p>
          </table:table-cell>
          <table:table-cell table:style-name="Tabela7.A1" office:value-type="string">
            <text:p text:style-name="P26">Campo de texto de até 64 caracteres.</text:p>
          </table:table-cell>
        </table:table-row>
        <table:table-row>
          <table:table-cell table:style-name="Tabela7.A1" office:value-type="string">
            <text:p text:style-name="P26">Telefone<text:span text:style-name="T12">**</text:span></text:p>
          </table:table-cell>
          <table:table-cell table:style-name="Tabela7.A1" office:value-type="string">
            <text:p text:style-name="P26">Campo de texto numérico.</text:p>
          </table:table-cell>
        </table:table-row>
        <table:table-row>
          <table:table-cell table:style-name="Tabela7.A1" office:value-type="string">
            <text:p text:style-name="P31">CEP**</text:p>
          </table:table-cell>
          <table:table-cell table:style-name="Tabela7.A1" office:value-type="string">
            <text:p text:style-name="P26">Campo de texto <text:span text:style-name="T12">no formato XXXXX-XXX (</text:span>Deve haver um exemplo do formato para guiar o usuário)<text:span text:style-name="T12">.</text:span></text:p>
          </table:table-cell>
        </table:table-row>
        <table:table-row>
          <table:table-cell table:style-name="Tabela7.A1" office:value-type="string">
            <text:p text:style-name="P31">Pizza**</text:p>
          </table:table-cell>
          <table:table-cell table:style-name="Tabela7.A1" office:value-type="string">
            <text:p text:style-name="P31">Campo multi-valorado contendo todos os sabores de pizza disponíveis até então.</text:p>
          </table:table-cell>
        </table:table-row>
        <table:table-row>
          <table:table-cell table:style-name="Tabela7.A1" office:value-type="string">
            <text:p text:style-name="P31">Acompanhamento</text:p>
          </table:table-cell>
          <table:table-cell table:style-name="Tabela7.A1" office:value-type="string">
            <text:p text:style-name="P31">Campo multi-valorado contendo todos os acompanhamentos disponíveis até então.</text:p>
            <text:p text:style-name="P31">Deve ser selecionado a opção “Nenhum” como default.</text:p>
          </table:table-cell>
        </table:table-row>
        <table:table-row>
          <table:table-cell table:style-name="Tabela7.A1" office:value-type="string">
            <text:p text:style-name="P31">Forma de Pagamento**</text:p>
          </table:table-cell>
          <table:table-cell table:style-name="Tabela7.A1" office:value-type="string">
            <text:p text:style-name="P31">Campo de escolha fechada com as seguintes opções:</text:p>
            <text:list text:style-name="L3">
              <text:list-item>
                <text:p text:style-name="P32">Dinheiro;</text:p>
              </text:list-item>
              <text:list-item>
                <text:p text:style-name="P32">Cartão;</text:p>
              </text:list-item>
              <text:list-item>
                <text:p text:style-name="P32">PIX.</text:p>
              </text:list-item>
            </text:list>
            <text:p text:style-name="P31"/>
            <text:p text:style-name="P31">Caso a opção marcada venha a ser dinheiro, um novo campo deve surgir solicitando a quantia a ser paga a fim de saber a quantia de troco necessário.</text:p>
          </table:table-cell>
        </table:table-row>
      </table:table>
      <text:p text:style-name="P20">O sistema deve <text:span text:style-name="T12">gerar um ID único para cada pedido</text:span>.</text:p>
      <text:p text:style-name="P20"/>
      <text:p text:style-name="P20"/>
      <text:p text:style-name="P20"><text:span text:style-name="T5">Prioridade</text:span>: [X]Essencial<text:tab/><text:tab/><text:tab/>[ ]Importante<text:tab/><text:tab/><text:tab/><text:tab/>[ ]Desejável</text:p>
      <text:p text:style-name="P20"/>
      <text:p text:style-name="P20">[RFS0<text:span text:style-name="T12">8</text:span>] Consultar <text:span text:style-name="T12">Pedidos</text:span></text:p>
      <text:p text:style-name="P20"/>
      <text:p text:style-name="P20"><text:span text:style-name="T5">Atores</text:span><text:span text:style-name="T10">: Atendentes *</text:span></text:p>
      <text:p text:style-name="P13"/>
      <text:p text:style-name="P20">O sistema permitirá aos <text:span text:style-name="T12">atendentes</text:span> consulta<text:span text:style-name="T12">r</text:span> aos <text:span text:style-name="T12">pedidos </text:span>de clientes específicos a partir do preenchimento dos <text:span text:style-name="T12">campos </text:span>abaixo:</text:p>
      <text:p text:style-name="P20"/>
      <text:p text:style-name="P15">Tabela 0<text:span text:style-name="T12">8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7">Filtro</text:p>
          </table:table-cell>
          <table:table-cell table:style-name="Tabela8.A1" office:value-type="string">
            <text:p text:style-name="P27">Descrição</text:p>
          </table:table-cell>
        </table:table-row>
        <table:table-row>
          <table:table-cell table:style-name="Tabela8.A1" office:value-type="string">
            <text:p text:style-name="P26">Nome do cliente</text:p>
          </table:table-cell>
          <table:table-cell table:style-name="Tabela8.A1" office:value-type="string">
            <text:p text:style-name="P26">Campo de texto.</text:p>
          </table:table-cell>
        </table:table-row>
        <table:table-row>
          <table:table-cell table:style-name="Tabela8.A1" office:value-type="string">
            <text:p text:style-name="P31">ID do pedido</text:p>
          </table:table-cell>
          <table:table-cell table:style-name="Tabela8.A1" office:value-type="string">
            <text:p text:style-name="P31">Campo de texto.</text:p>
          </table:table-cell>
        </table:table-row>
      </table:table>
      <text:p text:style-name="P13">Caso nenhum <text:span text:style-name="T12">campo </text:span>seja <text:span text:style-name="T12">preenchido</text:span>, todos os <text:span text:style-name="T12">pedidos </text:span>serão apresentados.</text:p>
      <text:p text:style-name="P13"/>
      <text:p text:style-name="P13">A visualização deverá ocorrer da seguinte forma:</text:p>
      <text:p text:style-name="P13"/>
      <text:p text:style-name="P15">Tabela 0<text:span text:style-name="T12">9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28">ID</text:p>
          </table:table-cell>
          <table:table-cell table:style-name="Tabela9.A1" office:value-type="string">
            <text:p text:style-name="P27">Nome</text:p>
          </table:table-cell>
          <table:table-cell table:style-name="Tabela9.A1" office:value-type="string">
            <text:p text:style-name="P28">Pedido</text:p>
          </table:table-cell>
          <table:table-cell table:style-name="Tabela9.A1" office:value-type="string">
            <text:p text:style-name="P28">Forma de Pagamento</text:p>
          </table:table-cell>
          <table:table-cell table:style-name="Tabela9.A1" office:value-type="string">
            <text:p text:style-name="P28">Observações</text:p>
          </table:table-cell>
          <table:table-cell table:style-name="Tabela9.A1" office:value-type="string">
            <text:p text:style-name="P28">Ações</text:p>
          </table:table-cell>
        </table:table-row>
        <table:table-row>
          <table:table-cell table:style-name="Tabela9.A1" office:value-type="string">
            <text:p text:style-name="P26">PED-0215 </text:p>
          </table:table-cell>
          <table:table-cell table:style-name="Tabela9.A1" office:value-type="string">
            <text:p text:style-name="P26">Beltrano</text:p>
          </table:table-cell>
          <table:table-cell table:style-name="Tabela9.A1" office:value-type="string">
            <text:p text:style-name="P31">Pizza do Cacique...</text:p>
          </table:table-cell>
          <table:table-cell table:style-name="Tabela9.A1" office:value-type="string">
            <text:p text:style-name="P33">Cartão</text:p>
          </table:table-cell>
          <table:table-cell table:style-name="Tabela9.A1" office:value-type="string">
            <text:p text:style-name="P31">Sem Azeitona.</text:p>
          </table:table-cell>
          <table:table-cell table:style-name="Tabela9.A1" office:value-type="string">
            <text:p text:style-name="P31">Editar</text:p>
            <text:p text:style-name="P31">Remover</text:p>
          </table:table-cell>
        </table:table-row>
        <table:table-row>
          <table:table-cell table:style-name="Tabela9.A1" office:value-type="string">
            <text:p text:style-name="P26">PED-12<text:span text:style-name="T12">84</text:span></text:p>
          </table:table-cell>
          <table:table-cell table:style-name="Tabela9.A1" office:value-type="string">
            <text:p text:style-name="P26">Fulana</text:p>
          </table:table-cell>
          <table:table-cell table:style-name="Tabela9.A1" office:value-type="string">
            <text:p text:style-name="P31">Pizza de Mandioca...</text:p>
          </table:table-cell>
          <table:table-cell table:style-name="Tabela9.A1" office:value-type="string">
            <text:p text:style-name="P33">PIX</text:p>
          </table:table-cell>
          <table:table-cell table:style-name="Tabela9.A1" office:value-type="string">
            <text:p text:style-name="P31">Mandar ketchup.</text:p>
          </table:table-cell>
          <table:table-cell table:style-name="Tabela9.A1" office:value-type="string">
            <text:p text:style-name="P31">Editar</text:p>
            <text:p text:style-name="P31">Remover</text:p>
          </table:table-cell>
        </table:table-row>
        <table:table-row>
          <table:table-cell table:style-name="Tabela9.A1" office:value-type="string">
            <text:p text:style-name="P30">...</text:p>
          </table:table-cell>
          <table:table-cell table:style-name="Tabela9.A1" office:value-type="string">
            <text:p text:style-name="P30">...</text:p>
          </table:table-cell>
          <table:table-cell table:style-name="Tabela9.A1" office:value-type="string">
            <text:p text:style-name="P30">...</text:p>
          </table:table-cell>
          <table:table-cell table:style-name="Tabela9.A1" office:value-type="string">
            <text:p text:style-name="P30">...</text:p>
          </table:table-cell>
          <table:table-cell table:style-name="Tabela9.A1" office:value-type="string">
            <text:p text:style-name="P30">...</text:p>
          </table:table-cell>
          <table:table-cell table:style-name="Tabela9.A1" office:value-type="string">
            <text:p text:style-name="P30">...</text:p>
          </table:table-cell>
        </table:table-row>
      </table:table>
      <text:p text:style-name="P19"/>
      <text:p text:style-name="P20">[RFS0<text:span text:style-name="T12">9</text:span>] Editar <text:span text:style-name="T12">Pedido</text:span></text:p>
      <text:p text:style-name="P20"><text:soft-page-break/></text:p>
      <text:p text:style-name="P20"><text:span text:style-name="T5">Atores</text:span>: Atendentes *</text:p>
      <text:p text:style-name="P20"/>
      <text:p text:style-name="P20">Permitir que o <text:span text:style-name="T12">atendente</text:span> edite todas os atributos previamente cadastrados na <text:span text:style-name="T7">Tabela 0</text:span><text:span text:style-name="T8">7</text:span><text:span text:style-name="T13"> a partir do botão “</text:span><text:span text:style-name="T9">Editar”</text:span><text:span text:style-name="T13"> proveniente do menu criado no [RFS08]</text:span><text:span text:style-name="T7">.</text:span></text:p>
      <text:p text:style-name="P18"/>
      <text:p text:style-name="P20"><text:span text:style-name="T5">Prioridade</text:span>: [ ]Essencial<text:tab/><text:tab/><text:tab/>[<text:span text:style-name="T12">X</text:span>]Importante<text:tab/><text:tab/><text:tab/> <text:s text:c="7"/>[ ]Desejável</text:p>
      <text:p text:style-name="P20"/>
      <text:p text:style-name="P20"/>
      <text:p text:style-name="P20">[RFS<text:span text:style-name="T12">10</text:span>] Excluir <text:span text:style-name="T12">Pedido</text:span></text:p>
      <text:p text:style-name="P20"/>
      <text:p text:style-name="P20"><text:span text:style-name="T5">Atores</text:span>: Atendentes *</text:p>
      <text:p text:style-name="P20"/>
      <text:p text:style-name="P20">Permitir que o <text:span text:style-name="T12">atendente</text:span> <text:span text:style-name="T12">remova os pedidos</text:span> de clientes <text:span text:style-name="T12">n</text:span>o sistema <text:span text:style-name="T13">a partir do botão “</text:span><text:span text:style-name="T9">Remover” </text:span><text:span text:style-name="T13">proveniente do menu criado no [RFS08]</text:span><text:span text:style-name="T7">.</text:span>.</text:p>
      <text:p text:style-name="P20">O ator apenas está permitido a deletar um cliente caso não haja nenhum pedido do cliente em andamento.</text:p>
      <text:p text:style-name="P20"/>
      <text:p text:style-name="P20"><text:span text:style-name="T5">Prioridade</text:span>: [X]Essencial<text:tab/><text:tab/><text:tab/>[ ]Importante<text:tab/><text:tab/><text:tab/><text:tab/>[ ]Desejável</text:p>
      <text:p text:style-name="P20"/>
      <text:p text:style-name="P22"><text:span text:style-name="T3">====================================================================</text:span></text:p>
      <text:p text:style-name="P22"><text:span text:style-name="T3"/></text:p>
      <text:p text:style-name="P20">[RFS<text:span text:style-name="T12">1</text:span>1] Cadastrar <text:span text:style-name="T12">Filial</text:span></text:p>
      <text:p text:style-name="P20"/>
      <text:p text:style-name="P20"><text:span text:style-name="T5">Atores</text:span>: A<text:span text:style-name="T12">dministradores</text:span></text:p>
      <text:p text:style-name="P20"/>
      <text:p text:style-name="P20">O sistema permitirá ao <text:span text:style-name="T12">administrador</text:span> cadastrar nov<text:span text:style-name="T12">as filiais</text:span> no sistema. Devem ser preenchidos os seguintes atributos <text:span text:style-name="T5">obrigatoriamente</text:span>:</text:p>
      <text:p text:style-name="P21"/>
      <text:p text:style-name="P15">Tabela <text:span text:style-name="T12">10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7">Atributos</text:p>
          </table:table-cell>
          <table:table-cell table:style-name="Tabela10.A1" office:value-type="string">
            <text:p text:style-name="P27">Descrição</text:p>
          </table:table-cell>
        </table:table-row>
        <table:table-row>
          <table:table-cell table:style-name="Tabela10.A1" office:value-type="string">
            <text:p text:style-name="P26">Nome <text:span text:style-name="T12">da filial</text:span></text:p>
          </table:table-cell>
          <table:table-cell table:style-name="Tabela10.A1" office:value-type="string">
            <text:p text:style-name="P26">Campo de texto de até 32 caracteres.</text:p>
          </table:table-cell>
        </table:table-row>
        <table:table-row>
          <table:table-cell table:style-name="Tabela10.A1" office:value-type="string">
            <text:p text:style-name="P26">C<text:span text:style-name="T12">NPJ</text:span></text:p>
          </table:table-cell>
          <table:table-cell table:style-name="Tabela10.A1" office:value-type="string">
            <text:p text:style-name="P30"><text:span text:style-name="T1">D</text:span>everá ser <text:span text:style-name="T1">diferente para cada cliente, </text:span>validado <text:span text:style-name="T1">n</text:span>o formato <text:span text:style-name="T12">XX.XXX.XXX/0001-XX</text:span> <text:span text:style-name="T1">(Deve haver um exemplo do formato para guiar o usuário)</text:span>.</text:p>
          </table:table-cell>
        </table:table-row>
        <table:table-row>
          <table:table-cell table:style-name="Tabela10.A1" office:value-type="string">
            <text:p text:style-name="P31">Nome do Responsável</text:p>
          </table:table-cell>
          <table:table-cell table:style-name="Tabela10.A1" office:value-type="string">
            <text:p text:style-name="P26">Campo de texto de até 32 caracteres.</text:p>
          </table:table-cell>
        </table:table-row>
        <table:table-row>
          <table:table-cell table:style-name="Tabela10.A1" office:value-type="string">
            <text:p text:style-name="P2">CPF</text:p>
          </table:table-cell>
          <table:table-cell table:style-name="Tabela10.A1" office:value-type="string">
            <text:p text:style-name="P10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</table:table-cell>
        </table:table-row>
        <table:table-row>
          <table:table-cell table:style-name="Tabela10.A1" office:value-type="string">
            <text:p text:style-name="P26">Telefone <text:span text:style-name="T12">Principal</text:span></text:p>
          </table:table-cell>
          <table:table-cell table:style-name="Tabela10.A1" office:value-type="string">
            <text:p text:style-name="P26">Campo de texto numérico de 11 dígitos. Deve haver um exemplo do formato (00 0 0000 0000) para guiar o usuário.</text:p>
          </table:table-cell>
        </table:table-row>
        <table:table-row>
          <table:table-cell table:style-name="Tabela10.A1" office:value-type="string">
            <text:p text:style-name="P26">E-mail</text:p>
          </table:table-cell>
          <table:table-cell table:style-name="Tabela10.A1" office:value-type="string">
            <text:p text:style-name="P26">Campo de texto com máximo de 50 caracteres.</text:p>
            <text:p text:style-name="P31">Deve haver um exemplo para guiar o usuário (responsável@dominio.com).</text:p>
          </table:table-cell>
        </table:table-row>
        <table:table-row>
          <table:table-cell table:style-name="Tabela10.A1" office:value-type="string">
            <text:p text:style-name="P26">Endereço</text:p>
          </table:table-cell>
          <table:table-cell table:style-name="Tabela10.A1" office:value-type="string">
            <text:p text:style-name="P26">Campo de texto de até 64 caracteres.</text:p>
          </table:table-cell>
        </table:table-row>
        <table:table-row>
          <table:table-cell table:style-name="Tabela10.A1" office:value-type="string">
            <text:p text:style-name="P31">Número</text:p>
          </table:table-cell>
          <table:table-cell table:style-name="Tabela10.A1" office:value-type="string">
            <text:p text:style-name="P31">Campo numérico.</text:p>
          </table:table-cell>
        </table:table-row>
        <table:table-row>
          <table:table-cell table:style-name="Tabela10.A1" office:value-type="string">
            <text:p text:style-name="P31">CEP</text:p>
          </table:table-cell>
          <table:table-cell table:style-name="Tabela10.A1" office:value-type="string">
            <text:p text:style-name="P26">Campo de texto <text:span text:style-name="T12">no formato XXXXX-XXX (</text:span>Deve haver um exemplo do formato para <text:soft-page-break/>guiar o usuário)<text:span text:style-name="T12">.</text:span></text:p>
          </table:table-cell>
        </table:table-row>
      </table:table>
      <text:p text:style-name="P20"/>
      <text:p text:style-name="P20"/>
      <text:p text:style-name="P20"><text:span text:style-name="T6">Prioridade: </text:span><text:span text:style-name="T11">[X]Essencial<text:tab/><text:tab/><text:tab/>[ ]Importante<text:tab/><text:tab/><text:tab/><text:tab/>[ ]Desejável</text:span></text:p>
      <text:p text:style-name="P20"><text:span text:style-name="T11"/></text:p>
      <text:p text:style-name="P20">[RFS<text:span text:style-name="T12">12</text:span>] Consultar <text:span text:style-name="T12">Filiais</text:span></text:p>
      <text:p text:style-name="P20"/>
      <text:p text:style-name="P20"><text:span text:style-name="T5">Atores</text:span><text:span text:style-name="T10">: </text:span><text:span text:style-name="T11">Administradores</text:span></text:p>
      <text:p text:style-name="P13"/>
      <text:p text:style-name="P20">O sistema permitirá aos <text:span text:style-name="T12">administradores</text:span> consulta<text:span text:style-name="T12">r</text:span> a <text:span text:style-name="T12">lista de filiais</text:span> específic<text:span text:style-name="T12">a</text:span>s a partir do preenchimento dos <text:span text:style-name="T12">campos </text:span>abaixo:</text:p>
      <text:p text:style-name="P20"/>
      <text:p text:style-name="P15">Tabela <text:span text:style-name="T12">11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Filtro</text:p>
          </table:table-cell>
          <table:table-cell table:style-name="Tabela11.A1" office:value-type="string">
            <text:p text:style-name="P27">Descrição</text:p>
          </table:table-cell>
        </table:table-row>
        <table:table-row>
          <table:table-cell table:style-name="Tabela11.A1" office:value-type="string">
            <text:p text:style-name="P26">Nome d<text:span text:style-name="T12">a filial</text:span></text:p>
          </table:table-cell>
          <table:table-cell table:style-name="Tabela11.A1" office:value-type="string">
            <text:p text:style-name="P26">Campo de texto.</text:p>
          </table:table-cell>
        </table:table-row>
        <table:table-row>
          <table:table-cell table:style-name="Tabela11.A1" office:value-type="string">
            <text:p text:style-name="P31">Endereço</text:p>
          </table:table-cell>
          <table:table-cell table:style-name="Tabela11.A1" office:value-type="string">
            <text:p text:style-name="P31">Campo de texto.</text:p>
          </table:table-cell>
        </table:table-row>
        <table:table-row>
          <table:table-cell table:style-name="Tabela11.A1" office:value-type="string">
            <text:p text:style-name="P31">CEP</text:p>
          </table:table-cell>
          <table:table-cell table:style-name="Tabela11.A1" office:value-type="string">
            <text:p text:style-name="P26">Campo de texto <text:span text:style-name="T12">no formato XXXXX-XXX (</text:span>Deve haver um exemplo do formato para guiar o usuário)<text:span text:style-name="T12">.</text:span></text:p>
          </table:table-cell>
        </table:table-row>
      </table:table>
      <text:p text:style-name="P13">Caso nenhum <text:span text:style-name="T12">campo </text:span>seja <text:span text:style-name="T12">preenchido</text:span>, tod<text:span text:style-name="T12">as as filiais </text:span>serão apresentad<text:span text:style-name="T12">a</text:span>s.</text:p>
      <text:p text:style-name="P13"/>
      <text:p text:style-name="P13">A visualização deverá ocorrer da seguinte forma:</text:p>
      <text:p text:style-name="P13"/>
      <text:p text:style-name="P15">Tabela <text:span text:style-name="T12">12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>
          <table:table-cell table:style-name="Tabela12.A1" office:value-type="string">
            <text:p text:style-name="P28">Nome da Filial</text:p>
          </table:table-cell>
          <table:table-cell table:style-name="Tabela12.A1" office:value-type="string">
            <text:p text:style-name="P28">CNPJ</text:p>
          </table:table-cell>
          <table:table-cell table:style-name="Tabela12.A1" office:value-type="string">
            <text:p text:style-name="P28">Telefone</text:p>
          </table:table-cell>
          <table:table-cell table:style-name="Tabela12.A1" office:value-type="string">
            <text:p text:style-name="P28">E-mail</text:p>
          </table:table-cell>
          <table:table-cell table:style-name="Tabela12.A1" office:value-type="string">
            <text:p text:style-name="P28">Endereço</text:p>
          </table:table-cell>
          <table:table-cell table:style-name="Tabela12.A1" office:value-type="string">
            <text:p text:style-name="P28">Ações</text:p>
          </table:table-cell>
        </table:table-row>
        <table:table-row>
          <table:table-cell table:style-name="Tabela12.A1" office:value-type="string">
            <text:p text:style-name="P33">Pizzaria Tupiniqui</text:p>
          </table:table-cell>
          <table:table-cell table:style-name="Tabela12.A1" office:value-type="string">
            <text:p text:style-name="P31">14.225.987/0001-55</text:p>
          </table:table-cell>
          <table:table-cell table:style-name="Tabela12.A1" office:value-type="string">
            <text:p text:style-name="P33">35 99905-9023</text:p>
          </table:table-cell>
          <table:table-cell table:style-name="Tabela12.A1" office:value-type="string">
            <text:p text:style-name="P31">shaulinmatadordeporco@gmail.com</text:p>
          </table:table-cell>
          <table:table-cell table:style-name="Tabela12.A1" office:value-type="string">
            <text:p text:style-name="P33">Rua Tamanduá Bandeira, 452</text:p>
          </table:table-cell>
          <table:table-cell table:style-name="Tabela12.A1" office:value-type="string">
            <text:p text:style-name="P31">Editar</text:p>
            <text:p text:style-name="P31">Remover</text:p>
          </table:table-cell>
        </table:table-row>
        <table:table-row>
          <table:table-cell table:style-name="Tabela12.A1" office:value-type="string">
            <text:p text:style-name="P33">Guarani Pizzas</text:p>
          </table:table-cell>
          <table:table-cell table:style-name="Tabela12.A1" office:value-type="string">
            <text:p text:style-name="P31">78.566.881/0001-03</text:p>
          </table:table-cell>
          <table:table-cell table:style-name="Tabela12.A1" office:value-type="string">
            <text:p text:style-name="P33">11 98856-2378</text:p>
          </table:table-cell>
          <table:table-cell table:style-name="Tabela12.A1" office:value-type="string">
            <text:p text:style-name="P31">flavindopneu@yahoo.com</text:p>
          </table:table-cell>
          <table:table-cell table:style-name="Tabela12.A1" office:value-type="string">
            <text:p text:style-name="P33">Av. Jair Messias Bolsonaro, 22</text:p>
          </table:table-cell>
          <table:table-cell table:style-name="Tabela12.A1" office:value-type="string">
            <text:p text:style-name="P31">Editar</text:p>
            <text:p text:style-name="P31">Remover</text:p>
          </table:table-cell>
        </table:table-row>
        <table:table-row>
          <table:table-cell table:style-name="Tabela12.A1" office:value-type="string">
            <text:p text:style-name="P30">...</text:p>
          </table:table-cell>
          <table:table-cell table:style-name="Tabela12.A1" office:value-type="string">
            <text:p text:style-name="P30">...</text:p>
          </table:table-cell>
          <table:table-cell table:style-name="Tabela12.A1" office:value-type="string">
            <text:p text:style-name="P30">...</text:p>
          </table:table-cell>
          <table:table-cell table:style-name="Tabela12.A1" office:value-type="string">
            <text:p text:style-name="P30">...</text:p>
          </table:table-cell>
          <table:table-cell table:style-name="Tabela12.A1" office:value-type="string">
            <text:p text:style-name="P30">...</text:p>
          </table:table-cell>
          <table:table-cell table:style-name="Tabela12.A1" office:value-type="string">
            <text:p text:style-name="P30">...</text:p>
          </table:table-cell>
        </table:table-row>
      </table:table>
      <text:p text:style-name="P20"/>
      <text:p text:style-name="P20">[RFS<text:span text:style-name="T12">13</text:span>] Editar <text:span text:style-name="T12">Filial</text:span></text:p>
      <text:p text:style-name="P20"/>
      <text:p text:style-name="P20"><text:span text:style-name="T5">Atores</text:span>: <text:span text:style-name="T12">Administradores</text:span> *</text:p>
      <text:p text:style-name="P20"/>
      <text:p text:style-name="P20">Permitir que o <text:span text:style-name="T12">administrador</text:span> edite todas os atributos previamente cadastrados na <text:span text:style-name="T7">Tabela </text:span><text:span text:style-name="T8">10 </text:span><text:span text:style-name="T13">a partir do botão “</text:span><text:span text:style-name="T9">Editar”</text:span><text:span text:style-name="T13"> proveniente do menu criado no [RFS12]</text:span><text:span text:style-name="T7">.</text:span></text:p>
      <text:p text:style-name="P18"/>
      <text:p text:style-name="P20"><text:span text:style-name="T5">Prioridade</text:span>: [ ]Essencial<text:tab/><text:tab/><text:tab/>[<text:span text:style-name="T12">X</text:span>]Importante<text:tab/><text:tab/><text:tab/> <text:s text:c="7"/>[ ]Desejável</text:p>
      <text:p text:style-name="P20"/>
      <text:p text:style-name="P20"/>
      <text:p text:style-name="P20">[RFS<text:span text:style-name="T12">14</text:span>] Excluir <text:span text:style-name="T12">Filial</text:span></text:p>
      <text:p text:style-name="P20"/>
      <text:p text:style-name="P20"><text:span text:style-name="T5">Atores</text:span>: Atendentes *</text:p>
      <text:p text:style-name="P20"/>
      <text:p text:style-name="P20">Permitir que o <text:span text:style-name="T12">atendente</text:span> <text:span text:style-name="T12">remova os pedidos</text:span> de clientes <text:span text:style-name="T12">n</text:span>o sistema <text:span text:style-name="T13">a partir do botão “</text:span><text:span text:style-name="T9">Remover” </text:span><text:span text:style-name="T13">proveniente do menu criado no [RFS12]</text:span><text:span text:style-name="T7">.</text:span>.</text:p>
      <text:p text:style-name="P20">O ator apenas está permitido a deletar um<text:span text:style-name="T12">a</text:span> <text:span text:style-name="T12">filial </text:span>caso não haja nenhum<text:span text:style-name="T12">a</text:span> <text:span text:style-name="T12">pendência</text:span> <text:span text:style-name="T12">com a empresa.</text:span></text:p>
      <text:p text:style-name="P20"/>
      <text:p text:style-name="P22"><text:span text:style-name="T4">Prioridade</text:span><text:span text:style-name="T2">: [X]Essencial<text:tab/><text:tab/><text:tab/>[ ]Importante<text:tab/><text:tab/><text:tab/><text:tab/>[ ]Desejáve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23:38:30.395000000</meta:creation-date>
    <dc:date>2024-11-19T16:05:35.434000000</dc:date>
    <meta:editing-duration>PT2H54M59S</meta:editing-duration>
    <meta:editing-cycles>2</meta:editing-cycles>
    <meta:generator>LibreOffice/7.6.0.3$Windows_X86_64 LibreOffice_project/69edd8b8ebc41d00b4de3915dc82f8f0fc3b6265</meta:generator>
    <meta:document-statistic meta:table-count="12" meta:image-count="0" meta:object-count="0" meta:page-count="7" meta:paragraph-count="283" meta:word-count="1345" meta:character-count="8849" meta:non-whitespace-character-count="7727"/>
  </office:meta>
</office:document-meta>
</file>